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6.2mm"/>
    </style:style>
    <style:style style:name="co3" style:family="table-column">
      <style:table-column-properties fo:break-before="auto" style:column-width="37.8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Korok 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dditional Info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Link's Bed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Slab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Temple of Time Spire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Woodcutter's Cabin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Door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Door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all and Chain</text:p>
          </table:table-cell>
          <table:table-cell table:style-name="ce2" office:value-type="string" calcext:value-type="string">
            <text:p>Stump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Fly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Offering Plate</text:p>
          </table:table-cell>
          <table:table-cell table:style-name="ce2" office:value-type="string" calcext:value-type="string">
            <text:p>Apples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Roll a Boulder</text:p>
          </table:table-cell>
          <table:table-cell table:style-name="ce2" office:value-type="string" calcext:value-type="string">
            <text:p>Unique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Offering Plate</text:p>
          </table:table-cell>
          <table:table-cell table:style-name="ce2" office:value-type="string" calcext:value-type="string">
            <text:p>Apples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Spire</text:p>
          </table:table-cell>
          <table:table-cell table:number-columns-repeated="102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Top of Flagpole</text:p>
          </table:table-cell>
          <table:table-cell table:number-columns-repeated="102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Lift the Rock</text:p>
          </table:table-cell>
          <table:table-cell table:style-name="ce2" office:value-type="string" calcext:value-type="string">
            <text:p>Under Boulder</text:p>
          </table:table-cell>
          <table:table-cell table:number-columns-repeated="102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Ball and Chain</text:p>
          </table:table-cell>
          <table:table-cell table:number-columns-repeated="102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Ball and Chain</text:p>
          </table:table-cell>
          <table:table-cell table:style-name="ce2" office:value-type="string" calcext:value-type="string">
            <text:p>Stump</text:p>
          </table:table-cell>
          <table:table-cell table:number-columns-repeated="102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Offering Plate</text:p>
          </table:table-cell>
          <table:table-cell table:style-name="ce2" office:value-type="string" calcext:value-type="string">
            <text:p>Apples</text:p>
          </table:table-cell>
          <table:table-cell table:number-columns-repeated="102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Matching Trees</text:p>
          </table:table-cell>
          <table:table-cell table:number-columns-repeated="1022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Stationary Balloon</text:p>
          </table:table-cell>
          <table:table-cell table:number-columns-repeated="1022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In Tree</text:p>
          </table:table-cell>
          <table:table-cell table:number-columns-repeated="102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Under Medoh</text:p>
          </table:table-cell>
          <table:table-cell table:number-columns-repeated="102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Matching Trees</text:p>
          </table:table-cell>
          <table:table-cell table:style-name="ce2"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Active via Pinwheel</text:p>
          </table:table-cell>
          <table:table-cell table:number-columns-repeated="102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Roll a Boulder</text:p>
          </table:table-cell>
          <table:table-cell table:style-name="ce2" office:value-type="string" calcext:value-type="string">
            <text:p>Between Two Trees</text:p>
          </table:table-cell>
          <table:table-cell table:number-columns-repeated="102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Ball and Chain</text:p>
          </table:table-cell>
          <table:table-cell table:number-columns-repeated="1022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medal door</text:p>
          </table:table-cell>
          <table:table-cell table:number-columns-repeated="102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Pillar</text:p>
          </table:table-cell>
          <table:table-cell table:number-columns-repeated="1021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number-columns-repeated="1023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number-columns-repeated="1023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Ball and Chain</text:p>
          </table:table-cell>
          <table:table-cell table:number-columns-repeated="1022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number-columns-repeated="1023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number-columns-repeated="1023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number-columns-repeated="1023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number-columns-repeated="1023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number-columns-repeated="1023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number-columns-repeated="1023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number-columns-repeated="1023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malice, shoot eye</text:p>
          </table:table-cell>
          <table:table-cell table:number-columns-repeated="1021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number-columns-repeated="1023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number-columns-repeated="1023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number-columns-repeated="1023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Ball and Chain</text:p>
          </table:table-cell>
          <table:table-cell table:number-columns-repeated="102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Stone Pillar</text:p>
          </table:table-cell>
          <table:table-cell table:number-columns-repeated="1021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number-columns-repeated="1023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Outside Zelda’s Room</text:p>
          </table:table-cell>
          <table:table-cell table:number-columns-repeated="1021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number-columns-repeated="1023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number-columns-repeated="1023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number-columns-repeated="1023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number-columns-repeated="1023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number-columns-repeated="1023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number-columns-repeated="1023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number-columns-repeated="1023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number-columns-repeated="1023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number-columns-repeated="1023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number-columns-repeated="1023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number-columns-repeated="1023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number-columns-repeated="1023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number-columns-repeated="1023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number-columns-repeated="1023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number-columns-repeated="1023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number-columns-repeated="1023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number-columns-repeated="1023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number-columns-repeated="1023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number-columns-repeated="1023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number-columns-repeated="1023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number-columns-repeated="1023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number-columns-repeated="1023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number-columns-repeated="1023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number-columns-repeated="1023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number-columns-repeated="1023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number-columns-repeated="1023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Next to bell near top</text:p>
          </table:table-cell>
          <table:table-cell table:number-columns-repeated="1021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the world</text:p>
          </table:table-cell>
          <table:table-cell table:number-columns-repeated="1021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Spire</text:p>
          </table:table-cell>
          <table:table-cell table:number-columns-repeated="1021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Hanging Acorn</text:p>
          </table:table-cell>
          <table:table-cell office:value-type="string" calcext:value-type="string">
            <text:p>Behind Breakable Wall</text:p>
          </table:table-cell>
          <table:table-cell table:number-columns-repeated="1021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number-columns-repeated="1023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number-columns-repeated="1023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number-columns-repeated="1023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number-columns-repeated="1023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number-columns-repeated="1023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number-columns-repeated="1023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number-columns-repeated="1023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number-columns-repeated="1023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number-columns-repeated="1023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number-columns-repeated="1023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number-columns-repeated="1023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number-columns-repeated="1023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number-columns-repeated="1023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number-columns-repeated="1023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number-columns-repeated="1023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number-columns-repeated="1023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number-columns-repeated="1023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number-columns-repeated="1023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number-columns-repeated="1023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number-columns-repeated="1023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number-columns-repeated="1023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number-columns-repeated="1023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number-columns-repeated="1023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number-columns-repeated="1023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number-columns-repeated="1023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number-columns-repeated="1023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number-columns-repeated="1023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snowy hill formation</text:p>
          </table:table-cell>
          <table:table-cell table:number-columns-repeated="1021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number-columns-repeated="1023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number-columns-repeated="1023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number-columns-repeated="1023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number-columns-repeated="1023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number-columns-repeated="1023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number-columns-repeated="1023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number-columns-repeated="1023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number-columns-repeated="1023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number-columns-repeated="1023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number-columns-repeated="1023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number-columns-repeated="1023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number-columns-repeated="1023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number-columns-repeated="1023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number-columns-repeated="1023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number-columns-repeated="1023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number-columns-repeated="1023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number-columns-repeated="1023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number-columns-repeated="1023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number-columns-repeated="1023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number-columns-repeated="1023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number-columns-repeated="1023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number-columns-repeated="1023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number-columns-repeated="1023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number-columns-repeated="1023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number-columns-repeated="1023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number-columns-repeated="1023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number-columns-repeated="1023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number-columns-repeated="1023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number-columns-repeated="1023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number-columns-repeated="1023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number-columns-repeated="1023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1023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1023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number-columns-repeated="1023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number-columns-repeated="1023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number-columns-repeated="1023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number-columns-repeated="1023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number-columns-repeated="1023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number-columns-repeated="1023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number-columns-repeated="1023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number-columns-repeated="1023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number-columns-repeated="1023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number-columns-repeated="1023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number-columns-repeated="1023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number-columns-repeated="1023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number-columns-repeated="1023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number-columns-repeated="1023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number-columns-repeated="1023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number-columns-repeated="1023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number-columns-repeated="1023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number-columns-repeated="1023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number-columns-repeated="1023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number-columns-repeated="1023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number-columns-repeated="1023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number-columns-repeated="1023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number-columns-repeated="1023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number-columns-repeated="1023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number-columns-repeated="1023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number-columns-repeated="1023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Top of Flagpole</text:p>
          </table:table-cell>
          <table:table-cell table:number-columns-repeated="1021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number-columns-repeated="1023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number-columns-repeated="1023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number-columns-repeated="1023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Fly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number-columns-repeated="1023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number-columns-repeated="1023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number-columns-repeated="1023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number-columns-repeated="1023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number-columns-repeated="1023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number-columns-repeated="1023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number-columns-repeated="1023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number-columns-repeated="1023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office:value-type="string" calcext:value-type="string">
            <text:p>Matching Trees</text:p>
          </table:table-cell>
          <table:table-cell table:number-columns-repeated="1022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number-columns-repeated="1023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number-columns-repeated="1023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number-columns-repeated="1023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Boulder</text:p>
          </table:table-cell>
          <table:table-cell table:number-columns-repeated="1021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number-columns-repeated="1023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number-columns-repeated="1023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number-columns-repeated="1023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number-columns-repeated="102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number-columns-repeated="1023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On building</text:p>
          </table:table-cell>
          <table:table-cell table:number-columns-repeated="1021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number-columns-repeated="1023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number-columns-repeated="1023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number-columns-repeated="1023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number-columns-repeated="1023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office:value-type="string" calcext:value-type="string">
            <text:p>Stationary Balloon</text:p>
          </table:table-cell>
          <table:table-cell table:number-columns-repeated="1022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number-columns-repeated="1023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number-columns-repeated="1023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number-columns-repeated="1023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number-columns-repeated="1023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number-columns-repeated="1023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number-columns-repeated="1023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office:value-type="string" calcext:value-type="string">
            <text:p>Ball and Chain</text:p>
          </table:table-cell>
          <table:table-cell table:number-columns-repeated="1022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number-columns-repeated="1023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number-columns-repeated="1023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number-columns-repeated="1023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number-columns-repeated="1023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number-columns-repeated="1023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number-columns-repeated="1023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number-columns-repeated="1023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number-columns-repeated="1023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number-columns-repeated="1023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number-columns-repeated="1023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number-columns-repeated="1023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number-columns-repeated="1023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number-columns-repeated="1023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number-columns-repeated="1023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number-columns-repeated="1023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number-columns-repeated="1023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number-columns-repeated="1023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number-columns-repeated="1023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number-columns-repeated="1023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number-columns-repeated="1023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number-columns-repeated="1023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number-columns-repeated="1023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number-columns-repeated="1023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number-columns-repeated="1023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number-columns-repeated="1023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number-columns-repeated="1023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number-columns-repeated="1023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number-columns-repeated="1023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number-columns-repeated="1023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number-columns-repeated="1023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number-columns-repeated="1023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number-columns-repeated="1023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number-columns-repeated="1023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number-columns-repeated="1023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number-columns-repeated="1023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number-columns-repeated="1023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number-columns-repeated="1023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number-columns-repeated="1023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number-columns-repeated="1023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number-columns-repeated="1023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number-columns-repeated="1023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number-columns-repeated="1023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number-columns-repeated="1023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number-columns-repeated="1023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number-columns-repeated="1023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number-columns-repeated="1023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number-columns-repeated="1023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number-columns-repeated="1023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number-columns-repeated="1023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number-columns-repeated="1023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number-columns-repeated="1023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number-columns-repeated="1023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number-columns-repeated="1023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number-columns-repeated="1023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number-columns-repeated="1023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number-columns-repeated="1023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number-columns-repeated="1023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number-columns-repeated="1023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number-columns-repeated="1023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Dead Tree</text:p>
          </table:table-cell>
          <table:table-cell table:number-columns-repeated="1021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office:value-type="string" calcext:value-type="string">
            <text:p>Stationary Balloon</text:p>
          </table:table-cell>
          <table:table-cell table:number-columns-repeated="1022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number-columns-repeated="1023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number-columns-repeated="1023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number-columns-repeated="1023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number-columns-repeated="1023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number-columns-repeated="1023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number-columns-repeated="1023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number-columns-repeated="1023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number-columns-repeated="1023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number-columns-repeated="1023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number-columns-repeated="1023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number-columns-repeated="1023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number-columns-repeated="1023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number-columns-repeated="1023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number-columns-repeated="1023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number-columns-repeated="1023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number-columns-repeated="1023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number-columns-repeated="1023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number-columns-repeated="1023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number-columns-repeated="1023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number-columns-repeated="1023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number-columns-repeated="1023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number-columns-repeated="1023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number-columns-repeated="1023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number-columns-repeated="1023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number-columns-repeated="1023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number-columns-repeated="1023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number-columns-repeated="1023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number-columns-repeated="1023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number-columns-repeated="1023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office:value-type="string" calcext:value-type="string">
            <text:p>Roll a Boulder</text:p>
          </table:table-cell>
          <table:table-cell office:value-type="string" calcext:value-type="string">
            <text:p>Single</text:p>
          </table:table-cell>
          <table:table-cell table:number-columns-repeated="1021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Flagpole</text:p>
          </table:table-cell>
          <table:table-cell table:number-columns-repeated="1021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number-columns-repeated="1023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number-columns-repeated="1023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number-columns-repeated="1023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number-columns-repeated="1023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number-columns-repeated="1023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metal door</text:p>
          </table:table-cell>
          <table:table-cell table:number-columns-repeated="1021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office:value-type="string" calcext:value-type="string">
            <text:p>Pinwheel Balloons</text:p>
          </table:table-cell>
          <table:table-cell office:value-type="string" calcext:value-type="string">
            <text:p>Far away</text:p>
          </table:table-cell>
          <table:table-cell table:number-columns-repeated="1021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number-columns-repeated="1023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number-columns-repeated="1023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Slab</text:p>
          </table:table-cell>
          <table:table-cell table:number-columns-repeated="1021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etween Pillars</text:p>
          </table:table-cell>
          <table:table-cell table:number-columns-repeated="1021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Offering Plate</text:p>
          </table:table-cell>
          <table:table-cell table:style-name="ce2" office:value-type="string" calcext:value-type="string">
            <text:p>Apples</text:p>
          </table:table-cell>
          <table:table-cell table:number-columns-repeated="1021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, down</text:p>
          </table:table-cell>
          <table:table-cell table:number-columns-repeated="1021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Flagpole</text:p>
          </table:table-cell>
          <table:table-cell table:number-columns-repeated="1021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number-columns-repeated="1023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In Tree</text:p>
          </table:table-cell>
          <table:table-cell table:number-columns-repeated="1021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Apple</text:p>
          </table:table-cell>
          <table:table-cell table:number-columns-repeated="1021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Windmill</text:p>
          </table:table-cell>
          <table:table-cell table:number-columns-repeated="1021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office:value-type="string" calcext:value-type="string">
            <text:p>Hanging Acorn</text:p>
          </table:table-cell>
          <table:table-cell office:value-type="string" calcext:value-type="string">
            <text:p>Under Windmill</text:p>
          </table:table-cell>
          <table:table-cell table:number-columns-repeated="1021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number-columns-repeated="1023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Fly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number-columns-repeated="1023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number-columns-repeated="1023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number-columns-repeated="1023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number-columns-repeated="1023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office:value-type="string" calcext:value-type="string">
            <text:p>Fly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Stationary Balloon</text:p>
          </table:table-cell>
          <table:table-cell table:number-columns-repeated="1022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string" calcext:value-type="string">
            <text:p>Hanging Acorn</text:p>
          </table:table-cell>
          <table:table-cell table:number-columns-repeated="1022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office:value-type="string" calcext:value-type="string">
            <text:p>Stationary Lights</text:p>
          </table:table-cell>
          <table:table-cell table:style-name="ce2" office:value-type="string" calcext:value-type="string">
            <text:p>Top of Flagpole</text:p>
          </table:table-cell>
          <table:table-cell table:number-columns-repeated="1021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Rusty Shield</text:p>
          </table:table-cell>
          <table:table-cell table:number-columns-repeated="1021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Near the water</text:p>
          </table:table-cell>
          <table:table-cell table:number-columns-repeated="1021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Dead Tree</text:p>
          </table:table-cell>
          <table:table-cell table:number-columns-repeated="1021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number-columns-repeated="1023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Spicy Pepper</text:p>
          </table:table-cell>
          <table:table-cell table:number-columns-repeated="1021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number-columns-repeated="1023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number-columns-repeated="1023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number-columns-repeated="1023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number-columns-repeated="1023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number-columns-repeated="1023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number-columns-repeated="1023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number-columns-repeated="1023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, up</text:p>
          </table:table-cell>
          <table:table-cell table:number-columns-repeated="1021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Dead Tree</text:p>
          </table:table-cell>
          <table:table-cell table:number-columns-repeated="1021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number-columns-repeated="1023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office:value-type="string" calcext:value-type="string">
            <text:p>Rock Pattern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office:value-type="string" calcext:value-type="string">
            <text:p>Stationary Balloon</text:p>
          </table:table-cell>
          <table:table-cell table:number-columns-repeated="1022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office:value-type="string" calcext:value-type="string">
            <text:p>Stationary Balloon</text:p>
          </table:table-cell>
          <table:table-cell table:number-columns-repeated="1022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Goddess Statue</text:p>
          </table:table-cell>
          <table:table-cell table:number-columns-repeated="1021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office:value-type="string" calcext:value-type="string">
            <text:p>Goal Ring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office:value-type="string" calcext:value-type="string">
            <text:p>Flower Order</text:p>
          </table:table-cell>
          <table:table-cell table:number-columns-repeated="1022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Slab</text:p>
          </table:table-cell>
          <table:table-cell table:number-columns-repeated="1021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number-columns-repeated="1023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number-columns-repeated="1023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In Tree</text:p>
          </table:table-cell>
          <table:table-cell table:number-columns-repeated="1021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number-columns-repeated="1023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office:value-type="string" calcext:value-type="string">
            <text:p>Shoot Crest</text:p>
          </table:table-cell>
          <table:table-cell table:number-columns-repeated="1022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number-columns-repeated="1023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ehind shrine</text:p>
          </table:table-cell>
          <table:table-cell table:number-columns-repeated="1021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number-columns-repeated="1023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number-columns-repeated="1023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number-columns-repeated="1023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office:value-type="string" calcext:value-type="string">
            <text:p>Hanging Acorn</text:p>
          </table:table-cell>
          <table:table-cell office:value-type="string" calcext:value-type="string">
            <text:p>Corridor under first Gatehouse</text:p>
          </table:table-cell>
          <table:table-cell table:number-columns-repeated="1021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office:value-type="string" calcext:value-type="string">
            <text:p>Offering Plate</text:p>
          </table:table-cell>
          <table:table-cell office:value-type="string" calcext:value-type="string">
            <text:p>Bird Egg</text:p>
          </table:table-cell>
          <table:table-cell table:number-columns-repeated="1021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pdraft shaft on ledge</text:p>
          </table:table-cell>
          <table:table-cell table:number-columns-repeated="1021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Top of Gate</text:p>
          </table:table-cell>
          <table:table-cell table:number-columns-repeated="1021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office:value-type="string" calcext:value-type="string">
            <text:p>Horsejump over Fences</text:p>
          </table:table-cell>
          <table:table-cell table:number-columns-repeated="1022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number-columns-repeated="1023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number-columns-repeated="1023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number-columns-repeated="1023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number-columns-repeated="1023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number-columns-repeated="1023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number-columns-repeated="1023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number-columns-repeated="1023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office:value-type="string" calcext:value-type="string">
            <text:p>Goal Ring</text:p>
          </table:table-cell>
          <table:table-cell table:number-columns-repeated="1022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By the water</text:p>
          </table:table-cell>
          <table:table-cell table:number-columns-repeated="1021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number-columns-repeated="1023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number-columns-repeated="1023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number-columns-repeated="1023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number-columns-repeated="1023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number-columns-repeated="1023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number-columns-repeated="1023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number-columns-repeated="1023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number-columns-repeated="1023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number-columns-repeated="1023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number-columns-repeated="1023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number-columns-repeated="1023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number-columns-repeated="1023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number-columns-repeated="1023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number-columns-repeated="1023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number-columns-repeated="1023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number-columns-repeated="1023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number-columns-repeated="1023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Under Leaves</text:p>
          </table:table-cell>
          <table:table-cell table:number-columns-repeated="1021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number-columns-repeated="1023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number-columns-repeated="1023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number-columns-repeated="1023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office:value-type="string" calcext:value-type="string">
            <text:p>Stationary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office:value-type="string" calcext:value-type="string">
            <text:p>Rock Pattern</text:p>
          </table:table-cell>
          <table:table-cell table:number-columns-repeated="1022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office:value-type="string" calcext:value-type="string">
            <text:p>Dive</text:p>
          </table:table-cell>
          <table:table-cell table:number-columns-repeated="1022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office:value-type="string" calcext:value-type="string">
            <text:p>Flying Acorns</text:p>
          </table:table-cell>
          <table:table-cell table:number-columns-repeated="1022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office:value-type="string" calcext:value-type="string">
            <text:p>Stationary Balloon</text:p>
          </table:table-cell>
          <table:table-cell office:value-type="string" calcext:value-type="string">
            <text:p>Under a cliff</text:p>
          </table:table-cell>
          <table:table-cell table:number-columns-repeated="1021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office:value-type="string" calcext:value-type="string">
            <text:p>Melt the Ice</text:p>
          </table:table-cell>
          <table:table-cell table:number-columns-repeated="1022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Dead Tree</text:p>
          </table:table-cell>
          <table:table-cell table:number-columns-repeated="1021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Tree</text:p>
          </table:table-cell>
          <table:table-cell table:number-columns-repeated="1021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office:value-type="string" calcext:value-type="string">
            <text:p>Flower Trail</text:p>
          </table:table-cell>
          <table:table-cell table:number-columns-repeated="1022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office:value-type="string" calcext:value-type="string">
            <text:p>Roll a Boulder</text:p>
          </table:table-cell>
          <table:table-cell table:number-columns-repeated="1022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number-columns-repeated="1023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number-columns-repeated="1023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number-columns-repeated="1023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number-columns-repeated="1023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number-columns-repeated="1023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number-columns-repeated="1023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number-columns-repeated="1023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number-columns-repeated="1023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number-columns-repeated="1023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number-columns-repeated="1023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number-columns-repeated="1023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number-columns-repeated="1023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number-columns-repeated="1023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number-columns-repeated="1023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number-columns-repeated="1023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number-columns-repeated="1023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number-columns-repeated="1023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office:value-type="string" calcext:value-type="string">
            <text:p>Shoot Crest</text:p>
          </table:table-cell>
          <table:table-cell table:number-columns-repeated="1022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office:value-type="string" calcext:value-type="string">
            <text:p>Acorn in Standing Tree</text:p>
          </table:table-cell>
          <table:table-cell table:number-columns-repeated="1022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office:value-type="string" calcext:value-type="string">
            <text:p>Moving Lights</text:p>
          </table:table-cell>
          <table:table-cell table:number-columns-repeated="1022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office:value-type="string" calcext:value-type="string">
            <text:p>Acorn in Fallen Log</text:p>
          </table:table-cell>
          <table:table-cell table:number-columns-repeated="1022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office:value-type="string" calcext:value-type="string">
            <text:p>Melt the Ice</text:p>
          </table:table-cell>
          <table:table-cell office:value-type="string" calcext:value-type="string">
            <text:p>East passage</text:p>
          </table:table-cell>
          <table:table-cell table:number-columns-repeated="1021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office:value-type="string" calcext:value-type="string">
            <text:p>Stationary Lights</text:p>
          </table:table-cell>
          <table:table-cell office:value-type="string" calcext:value-type="string">
            <text:p>Top of Spire</text:p>
          </table:table-cell>
          <table:table-cell table:number-columns-repeated="1021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number-columns-repeated="1023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office:value-type="string" calcext:value-type="string">
            <text:p>Circle of Rocks</text:p>
          </table:table-cell>
          <table:table-cell table:number-columns-repeated="1022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office:value-type="string" calcext:value-type="string">
            <text:p>Lift the Rock</text:p>
          </table:table-cell>
          <table:table-cell table:number-columns-repeated="1022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office:value-type="string" calcext:value-type="string">
            <text:p>Cube Puzzle</text:p>
          </table:table-cell>
          <table:table-cell table:number-columns-repeated="1022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office:value-type="string" calcext:value-type="string">
            <text:p>Lift the Rock</text:p>
          </table:table-cell>
          <table:table-cell office:value-type="string" calcext:value-type="string">
            <text:p>Breakable boulders</text:p>
          </table:table-cell>
          <table:table-cell table:number-columns-repeated="1021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number-columns-repeated="1023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number-columns-repeated="1023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number-columns-repeated="1023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office:value-type="string" calcext:value-type="string">
            <text:p>Pinwheel Balloons</text:p>
          </table:table-cell>
          <table:table-cell table:number-columns-repeated="1022"/>
        </table:table-row>
        <table:table-row table:style-name="ro3" table:number-rows-repeated="10476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.00.0000</text:date>, <text:time style:data-style-name="N2" text:time-value="20:36:13.068201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9-01-14T21:34:56.243259186</dc:date>
    <meta:editing-duration>PT1H5M37S</meta:editing-duration>
    <meta:editing-cycles>16</meta:editing-cycles>
    <meta:document-statistic meta:table-count="1" meta:cell-count="1409" meta:object-count="0"/>
  </office:meta>
</office:document-meta>
</file>